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2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3936" calcext:value-type="float">
            <text:p>55.8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2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32704" calcext:value-type="float">
            <text:p>56.3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20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232" calcext:value-type="float">
            <text:p>68.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7416" calcext:value-type="float">
            <text:p>67.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19088" calcext:value-type="float">
            <text:p>64.1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73368" calcext:value-type="float">
            <text:p>63.7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0672" calcext:value-type="float">
            <text:p>69.0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0776" calcext:value-type="float">
            <text:p>69.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3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024" calcext:value-type="float">
            <text:p>70.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2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99376" calcext:value-type="float">
            <text:p>71.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60336" calcext:value-type="float">
            <text:p>72.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1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88648" calcext:value-type="float">
            <text:p>75.28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9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76744" calcext:value-type="float">
            <text:p>74.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5324" calcext:value-type="float">
            <text:p>75.4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7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642472" calcext:value-type="float">
            <text:p>74.64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889616" calcext:value-type="float">
            <text:p>73.88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38384" calcext:value-type="float">
            <text:p>73.93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044" calcext:value-type="float">
            <text:p>73.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14968" calcext:value-type="float">
            <text:p>72.51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02424" calcext:value-type="float">
            <text:p>72.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84744" calcext:value-type="float">
            <text:p>71.48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200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77608" calcext:value-type="float">
            <text:p>70.777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3072" calcext:value-type="float">
            <text:p>70.5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83552" calcext:value-type="float">
            <text:p>70.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6608" calcext:value-type="float">
            <text:p>70.3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448" calcext:value-type="float">
            <text:p>70.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4192" calcext:value-type="float">
            <text:p>69.3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5432" calcext:value-type="float">
            <text:p>68.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2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83632" calcext:value-type="float">
            <text:p>68.68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35576" calcext:value-type="float">
            <text:p>68.2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9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89984" calcext:value-type="float">
            <text:p>67.68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8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40048" calcext:value-type="float">
            <text:p>67.4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8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204" calcext:value-type="float">
            <text:p>69.6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8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48152" calcext:value-type="float">
            <text:p>66.7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NHP-PL-047</text:p>
          </table:table-cell>
          <table:table-cell office:value-type="string" calcext:value-type="string">
            <text:p>196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1312" calcext:value-type="float">
            <text:p>59.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64" meta:object-count="0"/>
    <meta:user-defined meta:name="AppVersion">3.0</meta:user-defined>
  </office:meta>
</office:document-meta>
</file>